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464" officeooo:paragraph-rsid="000ec464"/>
    </style:style>
    <style:style style:name="P2" style:family="paragraph" style:parent-style-name="Standard">
      <style:text-properties fo:font-size="14pt" fo:font-weight="bold" officeooo:rsid="000ec464" officeooo:paragraph-rsid="000ec4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ec464" officeooo:paragraph-rsid="000ec46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tyle="italic" officeooo:rsid="000ec464" officeooo:paragraph-rsid="000ec464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ec464" officeooo:paragraph-rsid="000ec464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dddddd" loext:char-shading-value="0"/>
    </style:style>
    <style:style style:name="T6" style:family="text">
      <style:text-properties fo:background-color="#cccccc" loext:char-shading-value="0"/>
    </style:style>
    <style:style style:name="T7" style:family="text">
      <style:text-properties fo:background-color="#cccccc" loext:char-shading-value="0"/>
    </style:style>
    <style:style style:name="T8" style:family="text">
      <style:text-properties officeooo:rsid="0011534b"/>
    </style:style>
    <style:style style:name="T9" style:family="text">
      <style:text-properties officeooo:rsid="001289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port</text:p>
      <text:p text:style-name="P5">Data mining – Assignment 1</text:p>
      <text:p text:style-name="P3"/>
      <text:p text:style-name="P2">Group members</text:p>
      <text:p text:style-name="P1"><text:s text:c="4"/>Pranav Kumar Asthana <text:s/>: 2015A7PS0961H</text:p>
      <text:p text:style-name="P1"><text:s text:c="4"/>Uttara Ravi <text:s text:c="19"/>: 2015A7PS0032H</text:p>
      <text:p text:style-name="P1"><text:s text:c="4"/>Sahil Sangwan <text:s text:c="14"/>: 2015A7PS0965H</text:p>
      <text:p text:style-name="P1"><text:s text:c="4"/>Utkarsh Grover <text:s text:c="13"/>: 2017A7PS1428H</text:p>
      <text:p text:style-name="P1"/>
      <text:p text:style-name="P2">Dataset used</text:p>
      <text:p text:style-name="P1">Groceries dataset: <text:a xlink:type="simple" xlink:href="http://www.sci.csueastbay.edu/~esuess/classes/Statistics_6620/Presentations/ml13/groceries.csv" text:style-name="Internet_20_link" text:visited-style-name="Visited_20_Internet_20_Link">http://www.sci.csueastbay.edu/~esuess/classes/Statistics_6620/Presentations/ml13/groceries.csv</text:a></text:p>
      <text:p text:style-name="P1"/>
      <text:p text:style-name="P1"><text:span text:style-name="T2">Results (Actual itemsets and rules are stored in output files according to the specified format)</text:span></text:p>
      <text:p text:style-name="P1"><text:s text:c="4"/>1.sup:100, conf:50</text:p>
      <text:p text:style-name="P1"><text:s text:c="8"/>Number of maximal frequent itemsets = 239</text:p>
      <text:p text:style-name="P1"><text:s text:c="8"/>Number of closed frequent itemsets = 326</text:p>
      <text:p text:style-name="P1"><text:s text:c="8"/>Total number of frequent itemsets = <text:s/>326</text:p>
      <text:p text:style-name="P1"><text:s text:c="8"/>Total number of association rules = 14</text:p>
      <text:p text:style-name="P1"><text:s text:c="4"/>2. sup:100, conf:30</text:p>
      <text:p text:style-name="P1"><text:s text:c="8"/>Number of maximal frequent itemsets = 239</text:p>
      <text:p text:style-name="P1"><text:s text:c="8"/>Number of closed frequent itemsets = 326</text:p>
      <text:p text:style-name="P1"><text:s text:c="8"/>Total number of frequent itemsets = <text:s/>326</text:p>
      <text:p text:style-name="P1"><text:s text:c="8"/>Total number of association rules = 122</text:p>
      <text:p text:style-name="P1"><text:s text:c="4"/>3. sup:250, conf:20</text:p>
      <text:p text:style-name="P1"><text:s text:c="8"/>Number of maximal frequent itemsets = 68</text:p>
      <text:p text:style-name="P1"><text:s text:c="8"/>Number of closed frequent itemsets = 86</text:p>
      <text:p text:style-name="P1"><text:s text:c="8"/>Total number of frequent itemsets = <text:s/>86</text:p>
      <text:p text:style-name="P1"><text:s text:c="8"/>Total number of association rules = 39</text:p>
      <text:p text:style-name="P1"><text:s text:c="4"/>4. sup:500, conf:<text:span text:style-name="T9">3</text:span>0</text:p>
      <text:p text:style-name="P1"><text:s text:c="8"/>Number of maximal frequent itemsets = 27</text:p>
      <text:p text:style-name="P1"><text:s text:c="8"/>Number of closed frequent itemsets = 31</text:p>
      <text:p text:style-name="P1"><text:s text:c="8"/>Total number of frequent itemsets = <text:s/>31</text:p>
      <text:p text:style-name="P1"><text:s text:c="8"/>Total number of association rules = 3</text:p>
      <text:p text:style-name="P1"/>
      <text:p text:style-name="P4"><text:span text:style-name="T1">*</text:span> Maximal and closed itemsets are also stored in the output files for apriori at <text:span text:style-name="T7">/output/</text:span></text:p>
      <text:p text:style-name="P4"><text:span text:style-name="T1">*</text:span> Output files for apriori are at <text:span text:style-name="T7">/output/</text:span> and for fp growth are at <text:span text:style-name="T7">/output_fp/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4:19:35.545376645</meta:creation-date>
    <dc:date>2019-02-17T15:07:40.646638617</dc:date>
    <meta:editing-duration>PT27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98" meta:character-count="1468" meta:non-whitespace-character-count="1090"/>
  </office:meta>
</office:document-meta>
</file>